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e10cc" officeooo:paragraph-rsid="000e10cc"/>
    </style:style>
    <style:style style:name="P2" style:family="paragraph" style:parent-style-name="Standard">
      <style:text-properties officeooo:rsid="000f8fba" officeooo:paragraph-rsid="000f8fba"/>
    </style:style>
    <style:style style:name="P3" style:family="paragraph" style:parent-style-name="Standard">
      <style:text-properties officeooo:rsid="00112c4b" officeooo:paragraph-rsid="00112c4b"/>
    </style:style>
    <style:style style:name="P4" style:family="paragraph" style:parent-style-name="Standard">
      <style:text-properties officeooo:rsid="0011366b" officeooo:paragraph-rsid="0011366b"/>
    </style:style>
    <style:style style:name="P5" style:family="paragraph" style:parent-style-name="Standard">
      <style:text-properties officeooo:rsid="0012384c" officeooo:paragraph-rsid="0012384c"/>
    </style:style>
    <style:style style:name="T1" style:family="text">
      <style:text-properties officeooo:rsid="00112c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ddress editing using extensions:</text:p>
      <text:p text:style-name="P1"/>
      <text:p text:style-name="P1">problem statement</text:p>
      <text:p text:style-name="P1">-Digitization is <text:s/>ubiquitous. Government data are also untouched from it. GoN have allocated large sum of money for the whole process of digitization. <text:span text:style-name="T1">Digitizing the certificates stored in government agency was purposed. Digitizing long stored data was not possible without external help. So digitizing the data of past was given to external agencies. Those agencies then search for some free lancer clerk who could fill the from provided. </text:span></text:p>
      <text:p text:style-name="P3">The work was done but was not done very efficiently, </text:p>
      <text:p text:style-name="P3"/>
      <text:p text:style-name="P4">address mapping , </text:p>
      <text:p text:style-name="P4">wrong spelling, </text:p>
      <text:p text:style-name="P5">no registar name, </text:p>
      <text:p text:style-name="P5"/>
      <text:p text:style-name="P1"/>
      <text:p text:style-name="P1">solution implemented</text:p>
      <text:p text:style-name="P3">python for data generation </text:p>
      <text:p text:style-name="P3"/>
      <text:p text:style-name="P3">javascript for making the extensions.</text:p>
      <text:p text:style-name="P3"/>
      <text:p text:style-name="P1"/>
      <text:p text:style-name="P1"/>
      <text:p text:style-name="P2">screenshots of the solution offered.</text:p>
      <text:p text:style-name="P2"/>
      <text:p text:style-name="P2"/>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6-28T17:32:09.252890036</meta:creation-date>
    <dc:date>2021-06-28T17:47:14.608506493</dc:date>
    <meta:editing-duration>PT15M3S</meta:editing-duration>
    <meta:editing-cycles>5</meta:editing-cycles>
    <meta:generator>LibreOffice/6.4.7.2$Linux_X86_64 LibreOffice_project/40$Build-2</meta:generator>
    <meta:document-statistic meta:table-count="0" meta:image-count="0" meta:object-count="0" meta:page-count="1" meta:paragraph-count="11" meta:word-count="108" meta:character-count="715" meta:non-whitespace-character-count="611"/>
  </office:meta>
</office:document-meta>
</file>